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rsid="00260d2c" officeooo:paragraph-rsid="00260d2c"/>
    </style:style>
    <style:style style:name="P2" style:family="paragraph" style:parent-style-name="Normal">
      <style:text-properties officeooo:rsid="002fabd2" officeooo:paragraph-rsid="002fabd2"/>
    </style:style>
    <style:style style:name="P3" style:family="paragraph" style:parent-style-name="Normal">
      <style:text-properties officeooo:rsid="001d5404" officeooo:paragraph-rsid="001d5404"/>
    </style:style>
    <style:style style:name="P4" style:family="paragraph" style:parent-style-name="Normal">
      <style:text-properties officeooo:paragraph-rsid="00153b15"/>
    </style:style>
    <style:style style:name="P5" style:family="paragraph" style:parent-style-name="Normal">
      <style:text-properties officeooo:rsid="0005ef30" officeooo:paragraph-rsid="001d61c3"/>
    </style:style>
    <style:style style:name="P6" style:family="paragraph" style:parent-style-name="Normal">
      <style:text-properties officeooo:rsid="001d74a3" officeooo:paragraph-rsid="003a7246"/>
    </style:style>
    <style:style style:name="P7" style:family="paragraph" style:parent-style-name="Normal">
      <style:text-properties officeooo:rsid="001d74a3" officeooo:paragraph-rsid="001d74a3"/>
    </style:style>
    <style:style style:name="P8" style:family="paragraph" style:parent-style-name="Normal">
      <style:text-properties officeooo:paragraph-rsid="001d61c3"/>
    </style:style>
    <style:style style:name="P9" style:family="paragraph" style:parent-style-name="Normal">
      <style:text-properties officeooo:rsid="00226b26" officeooo:paragraph-rsid="00226b26"/>
    </style:style>
    <style:style style:name="P10" style:family="paragraph" style:parent-style-name="Normal">
      <style:text-properties officeooo:rsid="00226b26" officeooo:paragraph-rsid="006b2ade"/>
    </style:style>
    <style:style style:name="P11" style:family="paragraph" style:parent-style-name="Normal">
      <style:text-properties officeooo:rsid="002fe4f9" officeooo:paragraph-rsid="002fe4f9"/>
    </style:style>
    <style:style style:name="P12" style:family="paragraph" style:parent-style-name="Normal">
      <style:text-properties officeooo:rsid="003d14fd" officeooo:paragraph-rsid="005a78dc"/>
    </style:style>
    <style:style style:name="P13" style:family="paragraph" style:parent-style-name="Normal">
      <style:text-properties officeooo:rsid="005260b3" officeooo:paragraph-rsid="005260b3" fo:background-color="#ffff00"/>
    </style:style>
    <style:style style:name="P14" style:family="paragraph" style:parent-style-name="Normal">
      <style:text-properties officeooo:rsid="00451afb" officeooo:paragraph-rsid="00451afb"/>
    </style:style>
    <style:style style:name="P15" style:family="paragraph" style:parent-style-name="Normal">
      <style:text-properties officeooo:rsid="0045d3f6" officeooo:paragraph-rsid="0045d3f6"/>
    </style:style>
    <style:style style:name="P16" style:family="paragraph" style:parent-style-name="Normal">
      <style:text-properties officeooo:rsid="004753fe" officeooo:paragraph-rsid="004753fe"/>
    </style:style>
    <style:style style:name="P17" style:family="paragraph" style:parent-style-name="Normal">
      <style:text-properties officeooo:rsid="0048b583" officeooo:paragraph-rsid="0048b583"/>
    </style:style>
    <style:style style:name="P18" style:family="paragraph" style:parent-style-name="Normal">
      <style:text-properties officeooo:rsid="00499035" officeooo:paragraph-rsid="00499035"/>
    </style:style>
    <style:style style:name="P19" style:family="paragraph" style:parent-style-name="Normal">
      <style:text-properties officeooo:rsid="004d4400" officeooo:paragraph-rsid="004d4400"/>
    </style:style>
    <style:style style:name="P20" style:family="paragraph" style:parent-style-name="Normal">
      <style:text-properties officeooo:rsid="004d9160" officeooo:paragraph-rsid="004d9160"/>
    </style:style>
    <style:style style:name="P21" style:family="paragraph" style:parent-style-name="Normal">
      <style:text-properties officeooo:rsid="005c50e7"/>
    </style:style>
    <style:style style:name="P22" style:family="paragraph" style:parent-style-name="Normal">
      <style:text-properties officeooo:rsid="005260b3" officeooo:paragraph-rsid="005260b3"/>
    </style:style>
    <style:style style:name="P23" style:family="paragraph" style:parent-style-name="Normal">
      <style:text-properties officeooo:rsid="005ede51" officeooo:paragraph-rsid="005ede51"/>
    </style:style>
    <style:style style:name="P24" style:family="paragraph" style:parent-style-name="Normal">
      <style:text-properties officeooo:rsid="005ede51" officeooo:paragraph-rsid="005ede51" fo:background-color="transparent"/>
    </style:style>
    <style:style style:name="P25" style:family="paragraph" style:parent-style-name="Normal">
      <style:text-properties officeooo:rsid="005ede51" officeooo:paragraph-rsid="005f337f" fo:background-color="transparent"/>
    </style:style>
    <style:style style:name="P26" style:family="paragraph" style:parent-style-name="Normal">
      <style:text-properties officeooo:rsid="005f337f" officeooo:paragraph-rsid="005f337f" fo:background-color="transparent"/>
    </style:style>
    <style:style style:name="P27" style:family="paragraph" style:parent-style-name="Normal">
      <style:text-properties officeooo:rsid="006087f2" officeooo:paragraph-rsid="006087f2" fo:background-color="transparent"/>
    </style:style>
    <style:style style:name="P28" style:family="paragraph" style:parent-style-name="Normal">
      <style:text-properties officeooo:rsid="006652ac" officeooo:paragraph-rsid="006652ac" fo:background-color="transparent"/>
    </style:style>
    <style:style style:name="P29" style:family="paragraph" style:parent-style-name="Normal">
      <style:text-properties officeooo:rsid="007513f0" officeooo:paragraph-rsid="00742352" fo:background-color="transparent"/>
    </style:style>
    <style:style style:name="P30" style:family="paragraph" style:parent-style-name="Normal">
      <style:text-properties fo:language="zxx" fo:country="none" officeooo:paragraph-rsid="006a0ea6" style:language-asian="zxx" style:country-asian="none" style:language-complex="zxx" style:country-complex="none"/>
    </style:style>
    <style:style style:name="P31" style:family="paragraph" style:parent-style-name="Normal">
      <style:text-properties fo:language="zxx" fo:country="none" officeooo:rsid="007b2770" officeooo:paragraph-rsid="007b2770" style:language-asian="zxx" style:country-asian="none" style:language-complex="zxx" style:country-complex="none"/>
    </style:style>
    <style:style style:name="P32" style:family="paragraph" style:parent-style-name="Normal">
      <style:text-properties officeooo:paragraph-rsid="006a0ea6"/>
    </style:style>
    <style:style style:name="P33" style:family="paragraph" style:parent-style-name="Normal">
      <style:text-properties officeooo:rsid="006a0ea6" officeooo:paragraph-rsid="006a0ea6"/>
    </style:style>
    <style:style style:name="P34" style:family="paragraph" style:parent-style-name="Normal">
      <style:text-properties officeooo:paragraph-rsid="006b2ade"/>
    </style:style>
    <style:style style:name="P35" style:family="paragraph" style:parent-style-name="Normal">
      <style:text-properties officeooo:rsid="006b2ade" officeooo:paragraph-rsid="006b2ade"/>
    </style:style>
    <style:style style:name="P36" style:family="paragraph" style:parent-style-name="Normal">
      <style:text-properties officeooo:rsid="00719f2d" officeooo:paragraph-rsid="006c81b6"/>
    </style:style>
    <style:style style:name="P37" style:family="paragraph" style:parent-style-name="Normal">
      <style:text-properties officeooo:rsid="00742352" officeooo:paragraph-rsid="00742352"/>
    </style:style>
    <style:style style:name="P38" style:family="paragraph" style:parent-style-name="Normal">
      <style:text-properties officeooo:paragraph-rsid="007713a3"/>
    </style:style>
    <style:style style:name="P39" style:family="paragraph" style:parent-style-name="Normal">
      <style:text-properties officeooo:rsid="007713a3" officeooo:paragraph-rsid="007713a3"/>
    </style:style>
    <style:style style:name="P40" style:family="paragraph" style:parent-style-name="Normal">
      <style:text-properties officeooo:rsid="00776f6f" officeooo:paragraph-rsid="00776f6f"/>
    </style:style>
    <style:style style:name="P41" style:family="paragraph" style:parent-style-name="Normal">
      <style:text-properties officeooo:paragraph-rsid="007b2770"/>
    </style:style>
    <style:style style:name="P42" style:family="paragraph" style:parent-style-name="console">
      <style:text-properties fo:language="zxx" fo:country="none" style:language-asian="zxx" style:country-asian="none" style:language-complex="zxx" style:country-complex="none"/>
    </style:style>
    <style:style style:name="P43" style:family="paragraph" style:parent-style-name="console">
      <style:text-properties fo:language="zxx" fo:country="none" officeooo:paragraph-rsid="0035d469" style:language-asian="zxx" style:country-asian="none" style:language-complex="zxx" style:country-complex="none"/>
    </style:style>
    <style:style style:name="P44" style:family="paragraph" style:parent-style-name="console">
      <style:text-properties fo:language="zxx" fo:country="none" officeooo:rsid="004d4400" officeooo:paragraph-rsid="004d4400" style:language-asian="zxx" style:country-asian="none" style:language-complex="zxx" style:country-complex="none"/>
    </style:style>
    <style:style style:name="P45" style:family="paragraph" style:parent-style-name="console">
      <style:text-properties fo:language="zxx" fo:country="none" officeooo:paragraph-rsid="005ede51" style:language-asian="zxx" style:country-asian="none" style:language-complex="zxx" style:country-complex="none"/>
    </style:style>
    <style:style style:name="P46" style:family="paragraph" style:parent-style-name="code">
      <style:text-properties officeooo:paragraph-rsid="00451afb"/>
    </style:style>
    <style:style style:name="P47" style:family="paragraph" style:parent-style-name="code">
      <style:text-properties fo:language="zxx" fo:country="none" style:language-asian="zxx" style:country-asian="none" style:language-complex="zxx" style:country-complex="none"/>
    </style:style>
    <style:style style:name="P48" style:family="paragraph" style:parent-style-name="code">
      <style:text-properties fo:language="zxx" fo:country="none" officeooo:paragraph-rsid="00451afb" style:language-asian="zxx" style:country-asian="none" style:language-complex="zxx" style:country-complex="none"/>
    </style:style>
    <style:style style:name="P49" style:family="paragraph" style:parent-style-name="code">
      <style:text-properties fo:language="zxx" fo:country="none" officeooo:rsid="004d9160" officeooo:paragraph-rsid="00742352" style:language-asian="zxx" style:country-asian="none" style:language-complex="zxx" style:country-complex="none"/>
    </style:style>
    <style:style style:name="P50" style:family="paragraph" style:parent-style-name="code">
      <style:text-properties fo:language="zxx" fo:country="none" officeooo:rsid="00742352" officeooo:paragraph-rsid="00742352" style:language-asian="zxx" style:country-asian="none" style:language-complex="zxx" style:country-complex="none"/>
    </style:style>
    <style:style style:name="P51" style:family="paragraph" style:parent-style-name="pragma">
      <style:text-properties officeooo:paragraph-rsid="00153b15"/>
    </style:style>
    <style:style style:name="P52" style:family="paragraph" style:parent-style-name="pragma">
      <style:text-properties officeooo:paragraph-rsid="003a7246"/>
    </style:style>
    <style:style style:name="P53" style:family="paragraph" style:parent-style-name="pragma">
      <style:text-properties officeooo:rsid="001d61c3" officeooo:paragraph-rsid="003a7246"/>
    </style:style>
    <style:style style:name="P54" style:family="paragraph" style:parent-style-name="pragma">
      <style:text-properties officeooo:rsid="001d61c3" officeooo:paragraph-rsid="005a78dc"/>
    </style:style>
    <style:style style:name="P55" style:family="paragraph" style:parent-style-name="pragma">
      <style:text-properties officeooo:rsid="001d61c3" officeooo:paragraph-rsid="006a0ea6"/>
    </style:style>
    <style:style style:name="P56" style:family="paragraph" style:parent-style-name="pragma">
      <style:text-properties officeooo:paragraph-rsid="0035d469"/>
    </style:style>
    <style:style style:name="P57" style:family="paragraph" style:parent-style-name="pragma">
      <style:text-properties officeooo:paragraph-rsid="005a78dc"/>
    </style:style>
    <style:style style:name="P58" style:family="paragraph" style:parent-style-name="pragma">
      <style:text-properties officeooo:paragraph-rsid="006a0ea6"/>
    </style:style>
    <style:style style:name="P59" style:family="paragraph" style:parent-style-name="Heading">
      <style:text-properties officeooo:rsid="001bc1e5" officeooo:paragraph-rsid="001bc1e5"/>
    </style:style>
    <style:style style:name="P60" style:family="paragraph" style:parent-style-name="Signature">
      <style:text-properties officeooo:rsid="001bc1e5" officeooo:paragraph-rsid="001bc1e5"/>
    </style:style>
    <style:style style:name="P61" style:family="paragraph" style:parent-style-name="Normal">
      <style:text-properties officeooo:rsid="0075e466" officeooo:paragraph-rsid="0075e466" fo:background-color="#ffffff"/>
    </style:style>
    <style:style style:name="P62" style:family="paragraph" style:parent-style-name="Normal">
      <style:text-properties officeooo:rsid="00776f6f" officeooo:paragraph-rsid="007b2770"/>
    </style:style>
    <style:style style:name="P63" style:family="paragraph" style:parent-style-name="Normal">
      <style:text-properties officeooo:rsid="007e9ead" officeooo:paragraph-rsid="007e9ead"/>
    </style:style>
    <style:style style:name="P64" style:family="paragraph" style:parent-style-name="Normal">
      <style:text-properties officeooo:paragraph-rsid="007e9ead"/>
    </style:style>
    <style:style style:name="P65" style:family="paragraph" style:parent-style-name="console">
      <style:text-properties fo:language="zxx" fo:country="none" style:language-asian="zxx" style:country-asian="none" style:language-complex="zxx" style:country-complex="none"/>
    </style:style>
    <style:style style:name="P66" style:family="paragraph" style:parent-style-name="console">
      <style:text-properties fo:language="zxx" fo:country="none" officeooo:paragraph-rsid="007e9ead" style:language-asian="zxx" style:country-asian="none" style:language-complex="zxx" style:country-complex="none"/>
    </style:style>
    <style:style style:name="T1" style:family="text">
      <style:text-properties officeooo:rsid="0009a43c"/>
    </style:style>
    <style:style style:name="T2" style:family="text">
      <style:text-properties officeooo:rsid="001445df"/>
    </style:style>
    <style:style style:name="T3" style:family="text">
      <style:text-properties officeooo:rsid="001bc1e5"/>
    </style:style>
    <style:style style:name="T4" style:family="text">
      <style:text-properties officeooo:rsid="001d61c3"/>
    </style:style>
    <style:style style:name="T5" style:family="text">
      <style:text-properties officeooo:rsid="001f6a70"/>
    </style:style>
    <style:style style:name="T6" style:family="text">
      <style:text-properties officeooo:rsid="0020bee1"/>
    </style:style>
    <style:style style:name="T7" style:family="text">
      <style:text-properties officeooo:rsid="00260d2c"/>
    </style:style>
    <style:style style:name="T8" style:family="text">
      <style:text-properties officeooo:rsid="002fabd2"/>
    </style:style>
    <style:style style:name="T9" style:family="text">
      <style:text-properties officeooo:rsid="002fe4f9"/>
    </style:style>
    <style:style style:name="T10" style:family="text">
      <style:text-properties officeooo:rsid="00226b26"/>
    </style:style>
    <style:style style:name="T11" style:family="text">
      <style:text-properties officeooo:rsid="0043a1e9"/>
    </style:style>
    <style:style style:name="T12" style:family="text">
      <style:text-properties officeooo:rsid="00451afb"/>
    </style:style>
    <style:style style:name="T13" style:family="text">
      <style:text-properties officeooo:rsid="00480461"/>
    </style:style>
    <style:style style:name="T14" style:family="text">
      <style:text-properties officeooo:rsid="004d4400"/>
    </style:style>
    <style:style style:name="T15" style:family="text">
      <style:text-properties officeooo:rsid="005260b3"/>
    </style:style>
    <style:style style:name="T16" style:family="text">
      <style:text-properties officeooo:rsid="00549f9e"/>
    </style:style>
    <style:style style:name="T17" style:family="text">
      <style:text-properties officeooo:rsid="00584bc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officeooo:rsid="0020bee1" style:language-asian="zxx" style:country-asian="none" style:language-complex="zxx" style:country-complex="none"/>
    </style:style>
    <style:style style:name="T20" style:family="text">
      <style:text-properties fo:language="zxx" fo:country="none" officeooo:rsid="001d74a3" style:language-asian="zxx" style:country-asian="none" style:language-complex="zxx" style:country-complex="none"/>
    </style:style>
    <style:style style:name="T21" style:family="text">
      <style:text-properties fo:language="zxx" fo:country="none" officeooo:rsid="00226b26" style:language-asian="zxx" style:country-asian="none" style:language-complex="zxx" style:country-complex="none"/>
    </style:style>
    <style:style style:name="T22" style:family="text">
      <style:text-properties officeooo:rsid="005c50e7"/>
    </style:style>
    <style:style style:name="T23" style:family="text">
      <style:text-properties officeooo:rsid="005d1172"/>
    </style:style>
    <style:style style:name="T24" style:family="text">
      <style:text-properties officeooo:rsid="005ede51"/>
    </style:style>
    <style:style style:name="T25" style:family="text">
      <style:text-properties officeooo:rsid="005f337f"/>
    </style:style>
    <style:style style:name="T26" style:family="text">
      <style:text-properties officeooo:rsid="006087f2"/>
    </style:style>
    <style:style style:name="T27" style:family="text">
      <style:text-properties officeooo:rsid="00638c78"/>
    </style:style>
    <style:style style:name="T28" style:family="text">
      <style:text-properties officeooo:rsid="006a0ea6"/>
    </style:style>
    <style:style style:name="T29" style:family="text">
      <style:text-properties officeooo:rsid="007713a3"/>
    </style:style>
    <style:style style:name="T30" style:family="text">
      <style:text-properties officeooo:rsid="00776f6f"/>
    </style:style>
    <style:style style:name="T31" style:family="text">
      <style:text-properties officeooo:rsid="007b2770"/>
    </style:style>
    <style:style style:name="T32" style:family="text">
      <style:text-properties officeooo:rsid="007c451d"/>
    </style:style>
    <style:style style:name="T33" style:family="text">
      <style:text-properties officeooo:rsid="007e9e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Personnaliser Git à l’aide d’un « githook »</text:p>
      <text:p text:style-name="P60">Romain Pelisse</text:p>
      <text:p text:style-name="P60">Ingénieur Logiciel chez Red Hat</text:p>
      <text:p text:style-name="Signature"/>
      <text:p text:style-name="chapeau"><text:span text:style-name="T3">Git est devenu un outil omniprésent dans le monde du développement logiciel et la puissance, comme la richesse, de ce dernier n’est plus à démontrer</text:span>. <text:span text:style-name="T3">Si le gestionnaire de source propose déjà de nombreuses et utiles fonctionnalités, nous allons aller dans cet article encore plus loin, en proposant d’ajouter des fonctionnalités à Git par l’intermédiaire d’un mécanisme nommé « Githook ».</text:span></text:p>
      <text:p text:style-name="pragma">///<text:span text:style-name="T1">Mots-clés///</text:span></text:p>
      <text:p text:style-name="P3">Git, G<text:span text:style-name="T11">it Hook, Shellcheck, Bash</text:span></text:p>
      <text:p text:style-name="pragma">///<text:span text:style-name="T1">Fin Mots-clés///</text:span></text:p>
      <text:p text:style-name="P4"/>
      <text:p text:style-name="P51">///<text:span text:style-name="T2">Logo : Github///</text:span></text:p>
      <text:p text:style-name="P5">F<text:span text:style-name="T4">idèle à la tradition de GNU/Linux Magazine, nous allons nous focaliser sur une mise en « pratique », et donc la conception d’un </text:span><text:span text:style-name="italic"><text:span text:style-name="T4">« git hook »</text:span></text:span><text:span text:style-name="T4">, et non sur une description théorique du mécanisme. Nous allons donc utiliser un cas d’étude, concret, qui va consister à s’assurer qu’un script Shell ajouté au dépôt Git soit conforme aux attentes en termes de bonne pratique et de qualité de programmation. Cette vérification sera automatisée à l’aide d’un outil nommé ShellCheck. Nous ne rentrerons pas dans les détails de fonctionnement de ce dernier, puisqu’il suffit, dans le cadre de cet article, de se contenter de retenir que ShellCheck analyse le contenu d’un script Shell et y vérifier l’absence d’infractions à sa base de données interne de « bonnes pratiques » de programmation. </text:span></text:p>
      <text:p text:style-name="P5"><text:span text:style-name="T4">Néanmoins, avant de rentrer plus avant dans les détails techniques de notre cas d’utilisation, explicitons un peu la sémantique et la mécanique interne des </text:span><text:span text:style-name="italic"><text:span text:style-name="T4">« git hook »</text:span></text:span><text:span text:style-name="T4">.</text:span></text:p>
      <text:p text:style-name="P52">///Début note///</text:p>
      <text:p text:style-name="P6">Pourquoi un script Bash et Shellcheck ?</text:p>
      <text:p text:style-name="P6">Il est important de noter que le choix d’implémenter un contrôle qualité automatique des scripts Shells, lors de leur ajout au dépôt, par l’intermédiaire d’un « git hook » est avant tout pour des raisons d’ordres didactiques. Il est tout fait à possible d’implémenter des « git hook » à l’aide de langage dit de plus haut niveau comme Python, et aussi d’utiliser des outils plus avancés que Shellcheck. Néanmoins, l’utilisation d’un simple script Shell, autant pour le sujet du contrôle que pour l’implémentation du « git hook » a l’avantage de réduire le prérequis à la lecture et à la compréhension de cet article au strict minimum.</text:p>
      <text:p text:style-name="P53">///Fin note///</text:p>
      <text:p text:style-name="Heading_20_1">1 <text:span text:style-name="T4">Qu’est-ce qu’un « git hook » ?</text:span></text:p>
      <text:p text:style-name="P8"><text:span text:style-name="T4">Avant d’aller plus loin, commençons par décrire en quoi consiste un « git hook ». Notons tout d’abord que « hook » se traduit par « crochet », ou plutôt dans ce concept, par « point d’accroche ». Un « Git hook » permet donc, sans surprise, d’associer une série d’actions — exécuté par un script, à </text:span><text:span text:style-name="gras"><text:span text:style-name="T4">évènement identifié</text:span></text:span><text:span text:style-name="T4"> par le gestionnaire de source.</text:span></text:p>
      <text:h text:style-name="Heading_20_2" text:outline-level="2">1.<text:span text:style-name="T7">1</text:span> <text:span text:style-name="T7">Événement</text:span> interne identifié par Git</text:h>
      <text:p text:style-name="P7">En effet, pour sa propre mécanique interne, Git modélise les interactions d’un dépôt de révision de source avec le monde extérieur sous la forme d’évènement. <text:span text:style-name="T5">La granularité de ces évènements</text:span> <text:span text:style-name="T6">est assez fine. Par exemple, l’ajout d’une nouvelle révision (</text:span><text:span text:style-name="italic"><text:span text:style-name="T5">« commit »</text:span></text:span><text:span text:style-name="T5"> en anglais) ne correspond pas à un seul évènement, mais se découpe en plusieurs évènements :</text:span></text:p>
      <text:p text:style-name="P7"><text:span text:style-name="T18">- </text:span><text:span text:style-name="italic"><text:span text:style-name="T18">pre-commit</text:span></text:span></text:p>
      <text:p text:style-name="P7"><text:span text:style-name="T18">- </text:span><text:span text:style-name="italic"><text:span text:style-name="T18">prepare-commit-msg</text:span></text:span></text:p>
      <text:p text:style-name="P7"><text:soft-page-break/><text:span text:style-name="T18">- </text:span><text:span text:style-name="italic"><text:span text:style-name="T18">commit-msg</text:span></text:span></text:p>
      <text:p text:style-name="P7"><text:span text:style-name="T18">- </text:span><text:span text:style-name="italic"><text:span text:style-name="T18">post-comm</text:span></text:span><text:span text:style-name="italic"><text:span text:style-name="T19">i</text:span></text:span><text:span text:style-name="italic"><text:span text:style-name="T18">t</text:span></text:span></text:p>
      <text:p text:style-name="P9">Bien évidemment, Git permet d’associer un script à de nombreux autres évènements que ceux associés à l’ajout d’une révision dans le dépôt. À titre de référence, voici une liste (plus exhaustive) des évènements auquel on peut associer un script :</text:p>
      <text:p text:style-name="P9"><text:span text:style-name="italic"><text:span text:style-name="T20">- </text:span></text:span><text:span text:style-name="italic"><text:span text:style-name="T18">applypatch-msg</text:span></text:span></text:p>
      <text:p text:style-name="P9"><text:span text:style-name="italic"><text:span text:style-name="T20">- </text:span></text:span><text:span text:style-name="italic"><text:span text:style-name="T18">pre-applypatch</text:span></text:span></text:p>
      <text:p text:style-name="P9"><text:span text:style-name="italic"><text:span text:style-name="T20">- </text:span></text:span><text:span text:style-name="italic"><text:span text:style-name="T18">post-applypatch</text:span></text:span></text:p>
      <text:p text:style-name="P9"><text:span text:style-name="italic"><text:span text:style-name="T20">- </text:span></text:span><text:span text:style-name="italic"><text:span text:style-name="T18">pre-commit</text:span></text:span></text:p>
      <text:p text:style-name="P9"><text:span text:style-name="italic"><text:span text:style-name="T20">- </text:span></text:span><text:span text:style-name="italic"><text:span text:style-name="T18">prepare-commit-msg</text:span></text:span></text:p>
      <text:p text:style-name="P9"><text:span text:style-name="italic"><text:span text:style-name="T20">- </text:span></text:span><text:span text:style-name="italic"><text:span text:style-name="T18">commit-msg</text:span></text:span></text:p>
      <text:p text:style-name="P9"><text:span text:style-name="italic"><text:span text:style-name="T20">- </text:span></text:span><text:span text:style-name="italic"><text:span text:style-name="T18">post-commit</text:span></text:span></text:p>
      <text:p text:style-name="P9"><text:span text:style-name="italic"><text:span text:style-name="T20">- </text:span></text:span><text:span text:style-name="italic"><text:span text:style-name="T18">pre-rebase</text:span></text:span></text:p>
      <text:p text:style-name="P9"><text:span text:style-name="italic"><text:span text:style-name="T20">- </text:span></text:span><text:span text:style-name="italic"><text:span text:style-name="T18">post-checkout</text:span></text:span></text:p>
      <text:p text:style-name="P9"><text:span text:style-name="italic"><text:span text:style-name="T20">- </text:span></text:span><text:span text:style-name="italic"><text:span text:style-name="T18">post-merge</text:span></text:span></text:p>
      <text:p text:style-name="P9"><text:span text:style-name="italic"><text:span text:style-name="T20">- </text:span></text:span><text:span text:style-name="italic"><text:span text:style-name="T18">pre-receive</text:span></text:span></text:p>
      <text:p text:style-name="P9"><text:span text:style-name="italic"><text:span text:style-name="T20">- </text:span></text:span><text:span text:style-name="italic"><text:span text:style-name="T18">update</text:span></text:span></text:p>
      <text:p text:style-name="P9"><text:span text:style-name="italic"><text:span text:style-name="T20">- </text:span></text:span><text:span text:style-name="italic"><text:span text:style-name="T18">post-receive</text:span></text:span></text:p>
      <text:p text:style-name="P9"><text:span text:style-name="italic"><text:span text:style-name="T20">- </text:span></text:span><text:span text:style-name="italic"><text:span text:style-name="T18">post-update</text:span></text:span></text:p>
      <text:p text:style-name="P9"><text:span text:style-name="italic"><text:span text:style-name="T20">- </text:span></text:span><text:span text:style-name="italic"><text:span text:style-name="T18">pre-auto-gc</text:span></text:span></text:p>
      <text:p text:style-name="P9"><text:span text:style-name="italic"><text:span text:style-name="T20">- </text:span></text:span><text:span text:style-name="italic"><text:span text:style-name="T18">post-rewrite</text:span></text:span></text:p>
      <text:p text:style-name="P9"><text:span text:style-name="italic"><text:span text:style-name="T20">- </text:span></text:span><text:span text:style-name="italic"><text:span text:style-name="T18">pre-push</text:span></text:span></text:p>
      <text:p text:style-name="P9">La notion d’évènement étant désormais un peu plus défini, passons directement à la pratique, et voyant comment associer un script au l’identification de l’un d’eux.</text:p>
      <text:h text:style-name="Heading_20_2" text:outline-level="2">1.2 Contraintes sur le <text:span text:style-name="T7">script utilisé par le </text:span>« git hook »</text:h>
      <text:p text:style-name="P1">Tout mécanisme d’extension d’un logiciel vient avec un certain nombre de contrainte et de limitation, qui sont bien entendu nécessaires pour s’assurer que l’extension fournie soit à même d’être gérée proprement. Si ces contraintes peuvent être très forte – par exemple, les extensions pour l’outil de construction Maven requièrent non seulement l’utilisation du langage Java, mais aussi celle d’une API spécifique à l’outil, Git a, à l’inverse, opté pour contraindre aussi peu que possible l’implémentation d’un <text:span text:style-name="italic">« git hook »</text:span>. </text:p>
      <text:p text:style-name="P1">Tout d’abord, Git ne pose aucune contrainte sur le langage de programmation utilisé par le script. Tant que le script est clairement identifi<text:span text:style-name="T17">é par</text:span> l’utilisation de l’entête approprié (qui suit donc la notation <text:span text:style-name="italic">shebang</text:span>), comme il est d’usage sous les systèmes Linux. <text:span text:style-name="T8">Grâce à cette approche, il est pratiquement possible d’implémenter un « git hook » avec n’importe quel langage de programmation ! Néanmoins, dans les faits, les langages les plus couramment utilisés sont Shell, Python, Ruby &amp; bien évidemment Perl.</text:span></text:p>
      <text:p text:style-name="P2"><text:span text:style-name="T7">Reste maintenant à discuter des contraintes de déploiement. Comment devons-nous déployer ce script ? Là encore, c’est extrêmement simple, il suffit de l’ajouter au répertoire </text:span><text:span text:style-name="code_5f_par"><text:span text:style-name="T7">.git/hooks</text:span></text:span><text:span text:style-name="T7"> </text:span>et de le rendre exécutable, c’est tout !</text:p>
      <text:p text:style-name="P42">$ <text:span text:style-name="T9">touch .git/hooks/mon-super-script</text:span></text:p>
      <text:p text:style-name="P42">$ chmod +x .git/hooks/mon-super-script</text:p>
      <text:p text:style-name="P11">Et, en plus, Git vient vous faciliter encore plus la tâche, puisque des scripts d’exemples sont déjà placés dans ce répertoire à la création du dépôt :</text:p>
      <text:p text:style-name="P42">$ ls .git/hooks/</text:p>
      <text:p text:style-name="P42">applypatch-msg.sample <text:s/>fsmonitor-watchman.sample <text:s/>pre-applypatch.sample <text:s/>prepare-commit-msg.sample <text:s/>pre-rebase.sample <text:s text:c="2"/>update.sample</text:p>
      <text:p text:style-name="P42">commit-msg.sample <text:s text:c="5"/>post-update.sample <text:s text:c="8"/>pre-commit.sample <text:s text:c="5"/>pre-push.sample <text:s text:c="11"/>pre-receive.sample</text:p>
      <text:p text:style-name="P11">Tous ces scripts sont désactivés par défaut, mais pour en activer un, il suffit de le renommer :</text:p>
      <text:p text:style-name="P42">$ cat .git/hooks/pre-commit.sample </text:p>
      <text:p text:style-name="P42">#!/usr/bin/sh</text:p>
      <text:p text:style-name="P42">#</text:p>
      <text:p text:style-name="P42"><text:soft-page-break/># An example hook script to verify what is about to be committed.</text:p>
      <text:p text:style-name="P42"># Called by "git commit" with no arguments. <text:s/>The hook should</text:p>
      <text:p text:style-name="P42"># exit with non-zero status after issuing an appropriate message if</text:p>
      <text:p text:style-name="P42"># it wants to stop the commit.</text:p>
      <text:p text:style-name="P42">#</text:p>
      <text:p text:style-name="console"><text:span text:style-name="T18"># </text:span><text:span text:style-name="code_5f_em"><text:span text:style-name="T18">To enable this hook, rename this file to "pre-commit".</text:span></text:span></text:p>
      <text:p text:style-name="P42"/>
      <text:p text:style-name="P42">if git rev-parse --verify HEAD &gt;/dev/null 2&gt;&amp;1</text:p>
      <text:p text:style-name="P42">then</text:p>
      <text:p text:style-name="P42"><text:tab/>against=HEAD</text:p>
      <text:p text:style-name="P43">else</text:p>
      <text:p text:style-name="P43">…</text:p>
      <text:p text:style-name="P56">///Début note///</text:p>
      <text:p text:style-name="Normal">L’extension des fonctionnalités d’un gestionnaire de révision par l’intermédiaire d’un mécanisme tel que les <text:span text:style-name="italic">« git hook »</text:span> n’est en aucun cas une caractéristique unique de Git. La plupart, si ce n’est tous les autres gestionnaires de révision supporte, sous forme ou une autre, ce type de mécanisme. Si Git a su révolutionner notre industrie et surtout la manière dont nous gérons aujourd’hui les révisions d’un projet logiciel (ou même d’autre nature), il ne faudrait pas ici lui attribuer le mérite d’une fonctionnalité commune à tous ses petits camarades…</text:p>
      <text:p text:style-name="P56">///<text:span text:style-name="T5">Fin</text:span> note///</text:p>
      <text:h text:style-name="Heading_20_1" text:outline-level="1">2 Mise en place d’un « Git hook »</text:h>
      <text:h text:style-name="Heading_20_2" text:outline-level="2">2.1 Déploiement du script</text:h>
      <text:p text:style-name="P11">La première étape de la création de notre <text:span text:style-name="italic">« git hook » </text:span>va donc être la création d’un nouveau script portant le nom de l’évènement qui devra le déclencher. Comme nous souhaitons vérifier la qualité d’un script lors de son ajout, nous allons associer notre script à l’évènement <text:span text:style-name="italic">pre-commit</text:span>, de manière à s’assurer que le contrôle de qualité sera effectué à chaque ajout d’une nouvelle révision. </text:p>
      <text:p text:style-name="P11">Pour s’assurer qu’un contenu jugé invalide par notre outil de contrôle de qualité, en <text:span text:style-name="T22">l’occurrence</text:span> <text:span text:style-name="T22">ShellCheck</text:span>, ne puisse être ajouté à l’historique, nous avons choisie l’évènement qui se déclenche <text:span text:style-name="gras">avant</text:span> l’ajout de la révision. Ainsi, notre script sera en mesure d’interrompre le processus d’ajout de révision, avant que l’historique du dépôt ne soit modifé.</text:p>
      <text:p text:style-name="P42">$ cp .git/hooks/pre-commit.sample .git/hooks/pre-commit</text:p>
      <text:h text:style-name="Heading_20_2" text:outline-level="2">2.2 <text:span text:style-name="T12">Validation de sa bonne exécution </text:span></text:h>
      <text:p text:style-name="P14">Commençons par faire très simple et ajoutons, au début du script à notre « hook », un simple message destiné à être affiché à l’écran lors de son exécution. Ceci nous permettra, avant d’aller plus loin, de vérifier que tout fonctionne comme il se doit.</text:p>
      <text:p text:style-name="P47">#!/usr/bin/sh</text:p>
      <text:p text:style-name="P47">#</text:p>
      <text:p text:style-name="P47"># An example hook script to verify what is about to be committed.</text:p>
      <text:p text:style-name="P47"># Called by "git commit" with no arguments. <text:s/>The hook should</text:p>
      <text:p text:style-name="P47"># exit with non-zero status after issuing an appropriate message if</text:p>
      <text:p text:style-name="P47"># it wants to stop the commit.</text:p>
      <text:p text:style-name="P47">#</text:p>
      <text:p text:style-name="P47"># To enable this hook, rename this file to "pre-commit".</text:p>
      <text:p text:style-name="P46"><text:span text:style-name="code_5f_em"><text:span text:style-name="T18">echo "Hello Captain Hook!"</text:span></text:span></text:p>
      <text:p text:style-name="P48">… </text:p>
      <text:p text:style-name="P14">Ajoutons maintenant un fichier, nommé test.sh, à notre espace de travail : </text:p>
      <text:p text:style-name="P47">#!/bin/bash</text:p>
      <text:p text:style-name="P47"/>
      <text:p text:style-name="P47"># a simple and empty Bash script</text:p>
      <text:p text:style-name="P14">Nous allons maintenant ajouter ce fichier à l’historique de notre projet :</text:p>
      <text:p text:style-name="P42">$ git add test.sh </text:p>
      <text:p text:style-name="P42">$ git commit -m "Add test.sh"</text:p>
      <text:p text:style-name="console"><text:span text:style-name="code_5f_em"><text:span text:style-name="T18">Hello Captain Hook!</text:span></text:span></text:p>
      <text:p text:style-name="P42">[master 006fdda] Add test.sh</text:p>
      <text:p text:style-name="P42"><text:s/>1 file changed, 3 insertions(+)</text:p>
      <text:p text:style-name="P42"><text:s/>create mode 100644 test.sh</text:p>
      <text:p text:style-name="P15">On voit que, en effet, lors de la phase de commit, notre script a bien été exécuté ! Nous sommes donc prêt à commencer l’implémentation de notre « hook » !</text:p>
      <text:p text:style-name="P57"><text:soft-page-break/>///Début note///</text:p>
      <text:p text:style-name="P12">Par défaut, si un script associé à un « git hook » ne s’exécute pas sans erreur (donc retourne un statut différent de zéro), la commande Git exécutée échoue, et l’historique du dépôt n’est pas modifié. Il existe quelques cas où l’on peut souhaiter ignorer le problème et forcer la commande à être exécutée malgré tout. Ceci est tout à fait possible, tout du moins, de manière locale. Pour se faire, il suffit d’ajouter l’argument <text:span text:style-name="code_5f_par"><text:span text:style-name="T10">--no-verify</text:span></text:span><text:span text:style-name="T10"> à la commande que l’on souhaite exécuter malgré l’échec de l’exécution du script. Il est important de noter que le script tout de même exécuté, mais que son résultat ne sera pas prit en considération et la commande s’exécutera donc comme si de rien n’était !</text:span></text:p>
      <text:p text:style-name="P54">///Fin note///</text:p>
      <text:h text:style-name="Heading_20_1" text:outline-level="1">3 Implémentation du script de vérification</text:h>
      <text:h text:style-name="Heading_20_2" text:outline-level="2">3.1 Une première vérification</text:h>
      <text:p text:style-name="P16">Si on exécute l’outil ShellCheck sur notre script d’exemple, <text:span text:style-name="code_5f_par">test.sh</text:span>, on notera que ce dernier ne relève aucune infraction :</text:p>
      <text:p text:style-name="P42">$ shellcheck <text:s/>test.sh </text:p>
      <text:p text:style-name="P42">$</text:p>
      <text:p text:style-name="P16">En effet, si le script en soit ne fait rien, son contenu n’est pas jugé de mauvaise qualité par ShellCheck. Néanmoins, <text:span text:style-name="T13">il n’est pas très pertinent un script aussi inutile à l’historique de notre projet. Nous allons donc modifier notre script de vérification pour y ajouter un contrôle qui s’assure qu’un script commité ne contient pas que des commentaires et des lignes vides.</text:span></text:p>
      <text:p text:style-name="P17">Commençons par éditer l’historique de notre dépôt pour y retirer l’ajout du fichier <text:span text:style-name="code_5f_par">test.sh</text:span> :</text:p>
      <text:p text:style-name="P42">$ git rebase -i HEAD~2 # effacer la ligne associé au commit du fichier test.sh</text:p>
      <text:p text:style-name="P42">$ git status </text:p>
      <text:p text:style-name="P42">$ ls test.sh</text:p>
      <text:p text:style-name="P42">ls: impossible d'accéder à 'test.sh': No such file or directory</text:p>
      <text:p text:style-name="P42">$ git log </text:p>
      <text:p text:style-name="P42">commit 5bbb5cd3f263c6284a0a61da4b4491fbc067d713</text:p>
      <text:p text:style-name="P42">Author: Romain Pelisse &lt;belaran@gmail.com&gt;</text:p>
      <text:p text:style-name="P42">Date: <text:s text:c="2"/>Wed Jun 5 11:51:35 2019 +0200</text:p>
      <text:p text:style-name="P42"/>
      <text:p text:style-name="P42"><text:s text:c="4"/>initial commit</text:p>
      <text:p text:style-name="P18">Modifions notre script pour vérifier que celui ajouté à l’historique n’est pas fait que de lignes vides ou commentées :</text:p>
      <text:p text:style-name="P47">if git rev-parse --verify HEAD &gt;/dev/null 2&gt;&amp;1</text:p>
      <text:p text:style-name="P47">then</text:p>
      <text:p text:style-name="P47"><text:tab/>against=HEAD</text:p>
      <text:p text:style-name="P47">else</text:p>
      <text:p text:style-name="P47"><text:tab/># Initial commit: diff against an empty tree object</text:p>
      <text:p text:style-name="P47"><text:tab/>against=$(git hash-object -t tree /dev/null)</text:p>
      <text:p text:style-name="P47">fi</text:p>
      <text:p text:style-name="P47"/>
      <text:p text:style-name="P47">status=0</text:p>
      <text:p text:style-name="P47">for file in $(git diff --cached --name-only "${against}")</text:p>
      <text:p text:style-name="P47">do</text:p>
      <text:p text:style-name="P47"><text:s text:c="4"/>if [ $(sed -e '/^ *#/d' -e '/^ *$/d' ${file} | wc -l) -eq 0 ] ; then</text:p>
      <text:p text:style-name="P47"><text:s text:c="6"/>echo "Adding empty scripts to this repository is forbidden: ${file}"</text:p>
      <text:p text:style-name="P47"><text:s text:c="6"/>status=1</text:p>
      <text:p text:style-name="P47"><text:s text:c="4"/>fi</text:p>
      <text:p text:style-name="P47">done</text:p>
      <text:p text:style-name="P47"/>
      <text:p text:style-name="P47">exit "${status}"</text:p>
      <text:p text:style-name="P19">La première partie du script utilise les commandes usuels de Git pour déterminer contre quelle branche du dépôt la révision en cours va être ajouté. Le nom de cette branche nous juste après, dans la seconde partie, pour obtenir la liste des noms du fichier qui sont sur le point d’être ajouté à notre historique.</text:p>
      <text:p text:style-name="P19">A partir de cette liste, on se contente d’itérer sur chacun des fichiers et de vérifier que, une fois les lignes vides et commentées retirés du flux, il reste des lignes dans le fichier. Si ce n’est pas le cas, nous avions identifier un script inutile. On informe l’utilisateur et on passe au fichier suivant, en prenant soin de changer la valeur de status.</text:p>
      <text:p text:style-name="P19">Une fois tout les fichier analysés, on quitte notre script en retournant la valeur de la variable status. Si aucune erreur n’a été relevée, cette valeur est toujours égale à zéro, les fichiers peuvent donc être ajouté à notre historique. Sinon, l’exécution de <text:span text:style-name="code_5f_par">pre-commit</text:span> échoue et l’ajout de la révision n’a pas lieu.</text:p>
      <text:h text:style-name="Heading_20_2" text:outline-level="2"><text:soft-page-break/>3.2 Tester le bon fonctionnement du script sans passer par l’ajout de la révision</text:h>
      <text:p text:style-name="P19">Le lecteur attentif aura noter que les manipulations, au sein du script de notre <text:span text:style-name="italic">« hook »</text:span>, passent par des commandes Git, tout à fait accessible depuis le terminal utilisé. Il n’y a aucun forme de variable d’environnement ou de contexte d’exécution spécifique à un <text:span text:style-name="italic">« git hook »</text:span>. On peut donc se passer de faire appeler le script par Git, et directement tester son bon fonctionnement :</text:p>
      <text:p text:style-name="P44">$ touch t1 t2 </text:p>
      <text:p text:style-name="P42">$ git add t1 t2</text:p>
      <text:p text:style-name="P42">$ bash -x .git/hooks/pre-<text:span text:style-name="T14">commit</text:span></text:p>
      <text:p text:style-name="P42">+ echo 'Hello Captain Hook!'</text:p>
      <text:p text:style-name="P42">Hello Captain Hook!</text:p>
      <text:p text:style-name="P42">+ git rev-parse --verify HEAD</text:p>
      <text:p text:style-name="P42">+ against=HEAD</text:p>
      <text:p text:style-name="P42">+ status=0</text:p>
      <text:p text:style-name="P42">++ git diff --cached --name-only HEAD</text:p>
      <text:p text:style-name="P42">+ for file in $(git diff --cached --name-only "${against}")</text:p>
      <text:p text:style-name="P42">++ sed -e '/^ *#/d' -e '/^ *$/d' t1</text:p>
      <text:p text:style-name="P42">++ wc -l</text:p>
      <text:p text:style-name="P42">+ '[' 0 -eq 0 ']'</text:p>
      <text:p text:style-name="P42">+ echo 'Adding empty scripts to this repository is forbidden: t1'</text:p>
      <text:p text:style-name="P42">Adding empty scripts to this repository is forbidden: t1</text:p>
      <text:p text:style-name="P42">+ status=1</text:p>
      <text:p text:style-name="P42">+ for file in $(git diff --cached --name-only "${against}")</text:p>
      <text:p text:style-name="P42">++ sed -e '/^ *#/d' -e '/^ *$/d' t2</text:p>
      <text:p text:style-name="P42">++ wc -l</text:p>
      <text:p text:style-name="P42">+ '[' 0 -eq 0 ']'</text:p>
      <text:p text:style-name="P42">+ echo 'Adding empty scripts to this repository is forbidden: t2'</text:p>
      <text:p text:style-name="P42">Adding empty scripts to this repository is forbidden: t2</text:p>
      <text:p text:style-name="P42">+ status=1</text:p>
      <text:p text:style-name="P42">+ exit 1</text:p>
      <text:p text:style-name="P20">Comme le souligne l’extrait de console ci-dessus, cette approche permet aussi de disposer des outils de développement, telle qu’ici l’utilisation de l’option de <text:span text:style-name="gras">« exécution verbeuse »</text:span> de Bash. En outre, on n’évite ainsi d’ajouter les révisions à l’historique de notre dépôt et devoir donc, ensuite, les retirer comme nous l’avons fait plus haut.</text:p>
      <text:p text:style-name="P20">Ce premier contrôle effectué, nous avons donc maintenant, à notre disposition, tout ce qui nous est nécessaire pour aller mettre en place l’analyse des scripts par l’outil <text:span text:style-name="T23">ShellCheck.</text:span> Ce que nous allons voir immédiatement dans la prochaine section.</text:p>
      <text:p text:style-name="Heading_20_3">3.3 Analyse des fichiers à l’aide de ShellCheck</text:p>
      <text:p text:style-name="P20">Nous avons déjà la plus grande partie du travail dans la précédente section. Tout ce qui nous reste à faire, ici, est d’ajouter l’appel à ShellCheck en plus du traitement déjà effectué. Mais commençons par une rapide démonstration de l’utilisation de ShellCheck. Ajoutons à notre dépôt un script minimum, mais malheureusement invalide :</text:p>
      <text:p text:style-name="P50">#/bin/bsh</text:p>
      <text:p text:style-name="P49"/>
      <text:p text:style-name="P37">Avant d’aller plus loin, voyons ce que ShellCheck a nous dire à son sujet :</text:p>
      <text:p text:style-name="P42">$ shellcheck test.sh </text:p>
      <text:p text:style-name="P42"/>
      <text:p text:style-name="P42">In test.sh line 1:</text:p>
      <text:p text:style-name="P42">#!/bin/bsh</text:p>
      <text:p text:style-name="P42">^-- SC1008: This shebang was unrecognized. Note that ShellCheck only handles sh/bash/dash/ksh.</text:p>
      <text:p text:style-name="P42"/>
      <text:p text:style-name="P42">For more information:</text:p>
      <text:p text:style-name="P42"><text:s text:c="2"/>https://www.shellcheck.net/wiki/SC1008 -- This shebang was unrecognized. No…</text:p>
      <text:p text:style-name="P42">$ echo $?</text:p>
      <text:p text:style-name="P42">1</text:p>
      <text:p text:style-name="P29">On sait désormais que ShellCheck ne laissera pas un tel fichier passer sans signaler un problème. Ajoutons maintenant à ShellCheck au sein du script associé à l’évènement pre-commit que nous avons créé à la section précédente :</text:p>
      <text:p text:style-name="P47">echo "Hello Captain Hook!"</text:p>
      <text:p text:style-name="P47">if git rev-parse --verify HEAD &gt;/dev/null 2&gt;&amp;1</text:p>
      <text:p text:style-name="P47">then</text:p>
      <text:p text:style-name="P47"><text:s text:c="8"/>against=HEAD</text:p>
      <text:p text:style-name="P47">else</text:p>
      <text:p text:style-name="P47"><text:s text:c="8"/># Initial commit: diff against an empty tree object</text:p>
      <text:p text:style-name="P47"><text:s text:c="8"/>against=$(git hash-object -t tree /dev/null)</text:p>
      <text:p text:style-name="P47"><text:soft-page-break/>fi</text:p>
      <text:p text:style-name="P47"/>
      <text:p text:style-name="P47">status=0</text:p>
      <text:p text:style-name="P47">for file in $(git diff --cached --name-only "${against}")</text:p>
      <text:p text:style-name="P47">do</text:p>
      <text:p text:style-name="P47"><text:s text:c="4"/>if [ "$(sed -e '/^ *#/d' -e '/^ *$/d' "${file}" | wc -l)" -eq 0 ] ; then</text:p>
      <text:p text:style-name="P47"><text:s text:c="6"/>echo "Adding empty scripts to this repository is forbidden: ${file}"</text:p>
      <text:p text:style-name="P47"><text:s text:c="6"/>status=1</text:p>
      <text:p text:style-name="P47"><text:s text:c="4"/>fi</text:p>
      <text:p text:style-name="P47"><text:s text:c="4"/><text:span text:style-name="code_5f_em">shellcheck "${file}"</text:span></text:p>
      <text:p text:style-name="P47"><text:span text:style-name="code_5f_em"><text:s text:c="4"/>status=$?</text:span></text:p>
      <text:p text:style-name="P47">done</text:p>
      <text:p text:style-name="P47"/>
      <text:p text:style-name="P47">exit "${status}"</text:p>
      <text:p text:style-name="P29">Essayons maintenant d’ajouter ce script défectueux au dépôt de notre projet :</text:p>
      <text:p text:style-name="P42">$ git add test.sh </text:p>
      <text:p text:style-name="P42">$ git commit -m "ShellCheck will not let that pass!"</text:p>
      <text:p text:style-name="P42">Hello Captain Hook!</text:p>
      <text:p text:style-name="P42">Adding empty scripts to this repository is forbidden: test.sh</text:p>
      <text:p text:style-name="P42"/>
      <text:p text:style-name="P42">In test.sh line 1:</text:p>
      <text:p text:style-name="P42">#!/bin/bsh</text:p>
      <text:p text:style-name="P42">^-- SC1008: This shebang was unrecognized. Note that ShellCheck only handles sh/bash/dash/ksh.</text:p>
      <text:p text:style-name="P42"/>
      <text:p text:style-name="P42">For more information:</text:p>
      <text:p text:style-name="P42"><text:s text:c="2"/>https://www.shellcheck.net/wiki/SC1008 -- This shebang was unrecognized. No...</text:p>
      <text:p text:style-name="P61">Comme vous le voyez, tout ceci fonctionne sans encombre. </text:p>
      <text:h text:style-name="Heading_20_1" text:outline-level="1">4 <text:span text:style-name="T16">Implémentation d’un second « git hook » : </text:span>Protéger l’historique lors des « push »</text:h>
      <text:p text:style-name="P21">Utiliser un mécanisme tel que les « Git hook » pour s’assurer que le contenu d’un<text:span text:style-name="T27">e révision</text:span> est correct et conforme aux attentes et conventions est relativement habituel. N’importe quelle personne a déjà beaucoup travaillé avec un outil de gestion de révision, même moins avancé comme SVN ou CVS, va naturellement penser à mettre en place ce genre de mécanisme. Il ne faut pas que cette évidence nous fasse oublie<text:span text:style-name="T27">r</text:span> que Git offre un processus de partage distribué de l’historique beaucoup plus riche et élaboré, et que de manière symétrique, il expose beaucoup plus d’évènements, auquel on peut associer un script, qu’un simple gestionnaire de révision client/serveur.</text:p>
      <text:p text:style-name="P21">Afin d’illustrer ceci, nous allons donc implémenter un second <text:span text:style-name="italic">« git hook »</text:span>, cette fois-ci greffé à un autre évènement, qui sera sans aucun lien avec l’ajout de révision ou la création de commit. Nous espérons ainsi que cet exemple aidera le lecteur à sortir des sentiers battus et à réfléchir, par lui-même, à de nombreuses autres applications des <text:span text:style-name="italic">« git-hook »</text:span>.</text:p>
      <text:h text:style-name="Heading_20_2" text:outline-level="2">4.1 Contexte du cas pratique</text:h>
      <text:p text:style-name="P22">L’une des fonctionnalités les plus appréciées de Git est très certainement sa capacité à « réécrire » l’historique local avant de déployer les révisions (souvent sous forme de <text:span text:style-name="italic">Pull Request</text:span> sur Github). Ce mécanisme permet en effet aux développeurs de réorganiser les révisions qu’ils ont ajoutées à leur dépôt local, de manière à présenter une version propre et cohérente de leur série de modifications dans la base de code.</text:p>
      <text:p text:style-name="P23">Grâce à ces fonctionnalités, il arrive souvent, à de nombreux développeurs, d’ajouter des révisions, à la va-vite, dans le dépôt local, sachant qu’ils seront en mesure de modifier, plus tard, les messages, comme l’organisation de ces révisions. Un exemple très courant est le fait d’avoir ajouté une révision en oubliant un changement ou un fichier, et donc d’ajouter une seconde révision, avec les éléments manquants. L’objectif étant de fusionner, plus tard, les deux commits. </text:p>
      <text:p text:style-name="P23">Cette problématique est tellement courante que Git lui associe le nom d’une opération : <text:span text:style-name="code_5f_par">fixup</text:span>. Rapide démonstration :</text:p>
      <text:p text:style-name="P45">$ git log</text:p>
      <text:p text:style-name="P42">commit 42d68751e355438023ec232987d7acd8b71c28d2 (HEAD -&gt; master)</text:p>
      <text:p text:style-name="P42">Author: Romain Pelisse &lt;belaran@gmail.com&gt;</text:p>
      <text:p text:style-name="P42">Date: <text:s text:c="2"/>Thu Jun 13 15:54:33 2019 +0200</text:p>
      <text:p text:style-name="P42"/>
      <text:p text:style-name="P42"><text:s text:c="4"/><text:span text:style-name="T24">fixup</text:span></text:p>
      <text:p text:style-name="P42"/>
      <text:p text:style-name="P42">commit 3f00bb7a8c7a4ace310b5d74ea9ac1a404e3488c</text:p>
      <text:p text:style-name="P42"><text:soft-page-break/>Author: Romain Pelisse &lt;belaran@gmail.com&gt;</text:p>
      <text:p text:style-name="P42">Date: <text:s text:c="2"/>Wed Jun 12 10:55:59 2019 +0200</text:p>
      <text:p text:style-name="P42"/>
      <text:p text:style-name="P42"><text:s text:c="4"/><text:span text:style-name="T24">Mise à jour</text:span> article</text:p>
      <text:p text:style-name="P42"/>
      <text:p text:style-name="P42">commit 5bbb5cd3f263c6284a0a61da4b4491fbc067d713</text:p>
      <text:p text:style-name="P42">Author: Romain Pelisse &lt;belaran@gmail.com&gt;</text:p>
      <text:p text:style-name="P42">Date: <text:s text:c="2"/>Wed Jun 5 11:51:35 2019 +0200</text:p>
      <text:p text:style-name="P42"/>
      <text:p text:style-name="P42"><text:s text:c="4"/>first draft</text:p>
      <text:p text:style-name="P13"/>
      <text:p text:style-name="P24">Comme l’illustre l’extrait de console ci-dessus, le dernier commit n’est qu’une révision de correction, destiné à être fusionnée avec la précédente (dont le commentaire associé est « Mise à jour article »). Pour fusionner ces <text:span text:style-name="T25">deux révisions, il suffit d’exécuter la commande suivante :</text:span></text:p>
      <text:p text:style-name="P42">$ git rebase -i HEAD~2</text:p>
      <text:p text:style-name="P26">Cette commande a pour effet de démarrer, de manière interactive (indiqué par l’option <text:span text:style-name="code_5f_par">-i</text:span>, la réorganisation de l’historique du projet. On note au passage que HEAD réfère à la branche principale et que <text:span text:style-name="code_5f_par">~2</text:span> indique à Git que l’on souhaite juste réorganiser les deux dernières révisions du dépôt.</text:p>
      <text:p text:style-name="P26">Si la commande s’exécute sans incident, on se retrouve donc au sein de son éditeur de texte par défaut, avec un contenu similaire à celui-ci :</text:p>
      <text:p text:style-name="console"><text:s/><text:span text:style-name="T18"><text:s text:c="3"/>1 pick 3f00bb7 Update article</text:span></text:p>
      <text:p text:style-name="P42"><text:s text:c="4"/>2 pick 42d6875 fixup</text:p>
      <text:p text:style-name="P42"><text:s text:c="4"/>3 </text:p>
      <text:p text:style-name="P42"><text:s text:c="4"/>4 # Rebasage de 5bbb5cd..42d6875 sur 5bbb5cd (2 commandes)</text:p>
      <text:p text:style-name="P42"><text:s text:c="4"/>5 #</text:p>
      <text:p text:style-name="P42"><text:s text:c="4"/>6 # Commandes :</text:p>
      <text:p text:style-name="P42"><text:s text:c="4"/>7 # <text:s/>p, pick &lt;commit&gt; = utiliser le commit</text:p>
      <text:p text:style-name="P42"><text:s text:c="4"/>8 # <text:s/>r, reword &lt;commit&gt; = utiliser le commit, mais reformuler son message</text:p>
      <text:p text:style-name="P42"><text:s text:c="4"/>9 # <text:s/>e, edit &lt;commit&gt; = utiliser le commit, mais s'arrêter pour le modifier</text:p>
      <text:p text:style-name="P42"><text:s text:c="3"/>10 # <text:s/>s, squash &lt;commit&gt; = utiliser le commit, mais le fusionner avec le précédent</text:p>
      <text:p text:style-name="console"><text:span text:style-name="T18"><text:s text:c="3"/>11 # <text:s/></text:span><text:span text:style-name="code_5f_par"><text:span text:style-name="T18">f, fixup &lt;commit&gt; = comme "squash", mais en éliminant son message</text:span></text:span></text:p>
      <text:p text:style-name="P42"><text:s text:c="3"/>12 # <text:s/>x, exec &lt;commit&gt; = lancer la commande (reste de la ligne) dans un shell</text:p>
      <text:p text:style-name="P42"><text:s text:c="3"/>13 # <text:s/>b, break = s'arrêter ici (on peut continuer ensuite avec 'git rebase --continue')</text:p>
      <text:p text:style-name="P42"><text:s text:c="3"/>14 # <text:s/>d, drop &lt;commit&gt; = supprimer le commit</text:p>
      <text:p text:style-name="P42"><text:s text:c="3"/>15 # <text:s/>l, label &lt;label&gt; = étiqueter la HEAD courante avec un nom</text:p>
      <text:p text:style-name="P42"><text:s text:c="3"/>16 # <text:s/>t, reset &lt;label&gt; = réinitialiser HEAD à label</text:p>
      <text:p text:style-name="P42"><text:s text:c="3"/>17 # <text:s/>m, merge [-C &lt;commit&gt; | -c &lt;commit&gt;] &lt;label&gt; [# &lt;uniligne&gt;]</text:p>
      <text:p text:style-name="P42"><text:s text:c="3"/>18 # <text:s text:c="9"/>créer un commit de fusion utilisant le message de fusion original</text:p>
      <text:p text:style-name="P42"><text:s text:c="3"/>19 # <text:s text:c="9"/>(ou l'uniligne, si aucun commit de fusion n'a été spécifié).</text:p>
      <text:p text:style-name="P42"><text:s text:c="3"/>20 # <text:s text:c="9"/>Utilisez -c &lt;commit&gt; pour reformuler le message de validation.</text:p>
      <text:p text:style-name="P42"><text:s text:c="3"/>21 #</text:p>
      <text:p text:style-name="P42">...</text:p>
      <text:p text:style-name="P25">L<text:span text:style-name="T25">es premières lignes contiennent la série de révisions que l’on restructurer et Git a la gentilesse de placer dans les fichiers tout les informations nécessaires pour savoir comment opérer. Dans notre cas, nous souhaitons juste faire disparaître la révision dont l’identifiant est </text:span><text:span text:style-name="italic"><text:span text:style-name="T25">42d6875…</text:span></text:span><text:span text:style-name="T25"> en la fusionnant avec la précédente (dont l’identifiant est </text:span><text:span text:style-name="italic"><text:span text:style-name="T25">3f00bb7…</text:span></text:span><text:span text:style-name="T25">). Comme indiqué par Git, on remplace donc le mot-clé </text:span><text:span text:style-name="code_5f_par"><text:span text:style-name="T25">pick</text:span></text:span><text:span text:style-name="T25"> par le mot-clé </text:span><text:span text:style-name="code_5f_par"><text:span text:style-name="T25">fixup</text:span></text:span><text:span text:style-name="T25">, puis on ferme le fichier :</text:span></text:p>
      <text:p text:style-name="P42">$ git rebase -i HEAD~2</text:p>
      <text:p text:style-name="P42">Successfully rebased and updated refs/heads/master.</text:p>
      <text:p text:style-name="P42">$ git log</text:p>
      <text:p text:style-name="P42">commit e1d7f4cb7e80a10479888dd14107c736814880e4 (HEAD -&gt; master)</text:p>
      <text:p text:style-name="P42">Author: Romain Pelisse &lt;belaran@gmail.com&gt;</text:p>
      <text:p text:style-name="P42">Date: <text:s text:c="2"/>Wed Jun 12 10:55:59 2019 +0200</text:p>
      <text:p text:style-name="P42"/>
      <text:p text:style-name="P42"><text:s text:c="4"/>Update article</text:p>
      <text:p text:style-name="P42"/>
      <text:p text:style-name="P42">commit 5bbb5cd3f263c6284a0a61da4b4491fbc067d713</text:p>
      <text:p text:style-name="P42">Author: Romain Pelisse &lt;belaran@gmail.com&gt;</text:p>
      <text:p text:style-name="P42">Date: <text:s text:c="2"/>Wed Jun 5 11:51:35 2019 +0200</text:p>
      <text:p text:style-name="P42"/>
      <text:p text:style-name="P42"><text:s text:c="4"/>first draft</text:p>
      <text:p text:style-name="Normal">Git nous rend alors la main et si nous regardons à nouveau l’historique du dépôt, comme illustré ci-dessus, on constate bien que nous n’avons désormais plus qu’une seule révision (avec un nouvel identifiant <text:s/><text:span text:style-name="italic">e1d7f4c…</text:span>).</text:p>
      <text:h text:style-name="Heading_20_2" text:outline-level="2">4.2 Problématique</text:h>
      <text:p text:style-name="P26">C’est la nature humaine d’oublier. Il arrive donc qu’un développeur ayant ajouter une révision correctives (<text:span text:style-name="code_5f_par">fixup</text:span>), mais d’effectuer une opération de publication à distance (<text:span text:style-name="code_5f_par">push</text:span>) sans avoir effectué <text:span text:style-name="T26">la fusion des </text:span><text:soft-page-break/><text:span text:style-name="T26">révisions. Ce n’est pas un grand problème en soit, car Git permet de faire l’opération à posteriori et de forcer l’ajoute de la branche, après réorganisation de son historique :</text:span></text:p>
      <text:p text:style-name="P42">$ git push origin master:ma_branche_de_travail</text:p>
      <text:p text:style-name="P42">$ # zut, j’ai oublié de fusionner mes révisions !</text:p>
      <text:p text:style-name="P42">$ git push --<text:span text:style-name="T26">force </text:span>origin master:ma_branche_de_travail</text:p>
      <text:p text:style-name="P27">Même si ce n’est pas un problématique assez dérangeant, c’est relativement agaçant. Nous allons donc créer un nouveau « git hook » que nous associerons, cette fois-ci, à l’évènement <text:span text:style-name="code_5f_par">pre-push</text:span>. Si ce <text:span text:style-name="italic">« git hook »</text:span> repère une révision dont le commentaire est juste <text:span text:style-name="italic">« fixup »</text:span>, il l’opération de publication à distance sera annulé, nous évitant de devoir modifier l’historique de la branche publié par la suite.</text:p>
      <text:h text:style-name="Heading_20_2" text:outline-level="2">4.3 Conception du « git hook »</text:h>
      <text:p text:style-name="P28">Comme la dernière fois, on copie l’exemple fourni pour un <text:span text:style-name="italic">« git hook »</text:span> associé à l’évènement <text:span text:style-name="code_5f_par">pre-push</text:span> pour servir de point de départ :</text:p>
      <text:p text:style-name="P42">$ mv .git/hooks/pre-push.sample .git/hooks/pre-push</text:p>
      <text:p text:style-name="P42">$ chmod +x .git/hooks/pre-push</text:p>
      <text:p text:style-name="P28">Nous avons de la chance, l’exemple fourni est très proche de ce que nous souhaitons faire, donc il n’y a pas beaucoup de modifications à faire dans le script pour implémenter notre contrôle :</text:p>
      <text:p text:style-name="code">readonly Z40=0000000000000000000000000000000000000000</text:p>
      <text:p text:style-name="code"/>
      <text:p text:style-name="code">while read local_ref local_sha remote_ref remote_sha</text:p>
      <text:p text:style-name="code">do</text:p>
      <text:p text:style-name="code"><text:s text:c="2"/>if [ "${local_sha}" = "${Z40}" ] ; then</text:p>
      <text:p text:style-name="code"><text:s text:c="2"/># <text:span text:style-name="T28">Gestion des f</text:span>ichier<text:span text:style-name="T28">s</text:span> effacés</text:p>
      <text:p text:style-name="code"><text:s text:c="2"/>:</text:p>
      <text:p text:style-name="code"><text:s text:c="2"/>else</text:p>
      <text:p text:style-name="code"><text:s text:c="4"/>if [ "${remote_sha}" = "${Z40}" ] ; then</text:p>
      <text:p text:style-name="code"><text:s text:c="6"/># La branche distante est nouvelle, et donc vide, vérifions tout les révisions</text:p>
      <text:p text:style-name="code"><text:s text:c="6"/>range="${local_sha}"</text:p>
      <text:p text:style-name="code"><text:s text:c="4"/>else</text:p>
      <text:p text:style-name="code"><text:s text:c="6"/># Ajout à une branche existante, on ne vérifie que les nouvelles révisions</text:p>
      <text:p text:style-name="code"><text:s text:c="6"/>range="${remote_sha}..${local_sha}"</text:p>
      <text:p text:style-name="code"><text:s text:c="4"/>fi</text:p>
      <text:p text:style-name="code"/>
      <text:p text:style-name="code"><text:s text:c="4"/># On vérifie chaque révision</text:p>
      <text:p text:style-name="code"><text:span text:style-name="T18"><text:s text:c="4"/>commit=</text:span><text:span text:style-name="code_5f_par"><text:span text:style-name="T18">$(git rev-list -n 1 --grep '^fixup' "${range}")</text:span></text:span></text:p>
      <text:p text:style-name="code"><text:s text:c="4"/>if [ -n "${commit}" ] ; then</text:p>
      <text:p text:style-name="code"><text:s text:c="6"/>echo &gt;&amp;2 "Commit with 'fixup' as a message are generally meant to be merged before push - see ${local_ref}."</text:p>
      <text:p text:style-name="code"><text:s text:c="6"/>exit 1</text:p>
      <text:p text:style-name="code"><text:s text:c="4"/>fi</text:p>
      <text:p text:style-name="code"><text:s text:c="2"/>fi</text:p>
      <text:p text:style-name="code">done</text:p>
      <text:p text:style-name="code">exit 0</text:p>
      <text:p text:style-name="P30">Ajoutons une révision commentée <text:span text:style-name="italic">« fixup »</text:span> et voyons le résultat lors de l’opération de publication des révisions :</text:p>
      <text:p text:style-name="P42">$ echo 'to-fixup' &gt; fichier-a-fusionner</text:p>
      <text:p text:style-name="P42">$ git add fichier-a-fusionner</text:p>
      <text:p text:style-name="P42">$ git commit -m "fixup" fichier-a-fusionner</text:p>
      <text:p text:style-name="P42">$ git push -u origin master</text:p>
      <text:p text:style-name="P42">Warning: Permanently added 'github.com,140.82.118.3' (RSA) to the list of known hosts.</text:p>
      <text:p text:style-name="P42">Commit with 'fixup' as a message are generally meant to be merged before push - see refs/heads/master.</text:p>
      <text:p text:style-name="P42">error: impossible de pousser des références vers 'git@github.com:rpelisse/captain-hook.git'</text:p>
      <text:h text:style-name="Heading_20_1" text:outline-level="1"><text:span text:style-name="T15">5</text:span> « Git Hook » coté serveur</text:h>
      <text:p text:style-name="P32">L’ensemble des « git hooks » que nous avons étudiés dans les précédentes sections de cet article ne fonctionne que sur des évènements « locaux », c’est-à-dire des opérations effectuées du côté « client » du dépôt. Il existe bien évidemment des évènements associés au pendant « serveur » de Git, à partir desquelles, on peut là aussi déclencher des scripts pour effectuer des contrôles supplémentaires.</text:p>
      <text:p text:style-name="P58">///Début note///</text:p>
      <text:p text:style-name="P33">Une petite remarque conceptuelle : Git est une solution logicielle intégralement distribuée. La notion de client et de serveur est donc intégralement relative. L’utilisation de plateforme comme Github donne l’impression d’avoir un « serveur », vers lesquelles on peut pousser des changements depuis le dépôt « client » sur notre système, mais ce n’est qu’une vision de l’esprit. Si un employé de Github le souhaitait, et avait les accès <text:soft-page-break/>nécessaires sur le poste « client », il serait tout à fait à même de pousser des changements, depuis Github, vers ce dépôt. Dans ce contexte, Github deviendrait alors le « client » et le dépôt local le « serveur ». C’est pour cette raison que, dans le cadre de cet article, les mots « client » comme « serveur » sont entourés de guillemets, pour insister sur la nature purement arbitraire de cette distinction.</text:p>
      <text:p text:style-name="P55">///Fin note///</text:p>
      <text:p text:style-name="P35">Les « git hooks » coté serveur fonctionnent exactement comme ceux exécutés localement. La seule différence, sans surprise, est bien évidemment le fait qu’ils vivent dans le dépôt distant (et non dans le dépôt local). Ce genre de « git hook » sont souvent utilisé par un projet pour s’assurer que les contributions respectent les règles de programmation et les bonnes pratiques que la communauté associée à choisie.</text:p>
      <text:p text:style-name="P35">Les trois évènements suivant, qui sont déclenchés à différentes étapes du processus de publication à distance, sont les plus communément utilisés :</text:p>
      <text:p text:style-name="P34"><text:span text:style-name="italic"><text:span text:style-name="T20">- </text:span></text:span><text:span text:style-name="italic"><text:span text:style-name="T21">pre-receive</text:span></text:span></text:p>
      <text:p text:style-name="P10"><text:span text:style-name="italic"><text:span text:style-name="T20">- </text:span></text:span><text:span text:style-name="italic"><text:span text:style-name="T18">update</text:span></text:span></text:p>
      <text:p text:style-name="P10"><text:span text:style-name="italic"><text:span text:style-name="T20">- </text:span></text:span><text:span text:style-name="italic"><text:span text:style-name="T18">post-receive</text:span></text:span></text:p>
      <text:p text:style-name="P36">Même si ces scripts seront déclenchés et exécutés de manière similaire aux « git hook » locaux que nous venons d’étudier en détail, il est important de souligner que le changement du contexte d’exécution (le script s’exécute maintenant sur un dépôt distant) doit être pris en compte lors de leur conception. Le point le plus important à retenir ici est certainement que le script ne rend pas le contrôle au terminal avant la fin de son exécution. Il faut donc être très prudent et s’assurer que l’exécution du traitement ne sera jamais trop long, sans quoi le « git hook » risquerait de réduire la disponibilité du serveur.</text:p>
      <text:p text:style-name="P36">Par contre, la bonne nouvelle est que la sortie console du script est directement renvoyée à la console du dépôt « client ». Ainsi, il est très facile de « debugger » son script, même si l’on n’a accès qu’au côté « client » de la communication.</text:p>
      <text:h text:style-name="Heading_20_2" text:outline-level="2">5.1 Mise en place de l’environnement de test</text:h>
      <text:p text:style-name="P39">Jusqu’à maintenant, nous n’avons mis en place que des « git hook » qui s’exécute au sein du dépôt, lors de l’exécution de certaine commande Git. Nous allons maintenant tester l’exécution de tels scripts sur un dépôt distant. Il nous faut donc commencer par mettre en place un second dépôt, qui jouera le rôle de dépôt distant :</text:p>
      <text:p text:style-name="P42">$ git clone . /tmp/depot-distant.git</text:p>
      <text:p text:style-name="P42">Clonage dans '/tmp/depot-distant.git'...</text:p>
      <text:p text:style-name="P42">fait.</text:p>
      <text:p text:style-name="P39">A partir de maintenant, notre dépôt fera office de dépôt « client » et le nouveau dépôt de révision que nous venons de créer va servir de dépôt « serveur » :</text:p>
      <text:p text:style-name="P42"><text:span text:style-name="T29">$</text:span> git remote add upstream /tmp/depot-distant.git/</text:p>
      <text:p text:style-name="P42">$ git remote show upstream</text:p>
      <text:p text:style-name="P42">* distante upstream</text:p>
      <text:p text:style-name="P42"><text:s text:c="2"/>URL de rapatriement : /tmp/depot-distant.git/</text:p>
      <text:p text:style-name="P42"><text:s text:c="2"/>URL push : /tmp/depot-distant.git/</text:p>
      <text:p text:style-name="P42"><text:s text:c="2"/>Branche HEAD : master</text:p>
      <text:p text:style-name="P42"><text:s text:c="2"/>Branche distante :</text:p>
      <text:p text:style-name="P42"><text:s text:c="4"/>master nouveau (le prochain rapatriement (fetch) stockera dans remotes/upstream)</text:p>
      <text:p text:style-name="P42"><text:s text:c="2"/>Référence locale configurée pour 'git push' :</text:p>
      <text:p text:style-name="P42"><text:s text:c="4"/>master pousse vers master (à jour)</text:p>
      <text:h text:style-name="Heading_20_2" text:outline-level="2">5.2 Contrôle à l’arrivée de nouvelle révision (<text:span text:style-name="T18">« pre-receive »</text:span>)</text:h>
      <text:p text:style-name="P38">Dès qu’un dépôt Git reçoit une série de révision, il va commencer par exécuter le script nommé <text:span text:style-name="code_5f_par">.git/hook/pre-receive</text:span> — si ce dernier existe. Attention, il est important de noter que ce script doit se situer dans le dépôt qui reçoit les changements (soit le dépôt « serveur » de notre configuration) et non le dépôt dont les révisions sont originaires.</text:p>
      <text:p text:style-name="P40">Comme l’exécution de ce script est la toute première opération effectuée par Git à la réception d’une série de changement, c’est le parfait moment pour s’assurer que ces changements reçus sont conformes aux attentes qu’il s’agisse de la manière dont les commentaires associés aux révisions sont formés ou même le contenu même de ces dernières.</text:p>
      <text:p text:style-name="P62">Jusqu’à maintenant nous n’avons utilisé que des scripts Bash pour implémenter nos « git hook », mais nous allons désormais utiliser le langage Python (essentiellement pour illustrer que l’on peut facilement utiliser un autre langage de programmation que le Bash si besoin). </text:p>
      <text:p text:style-name="P41"><text:soft-page-break/><text:span text:style-name="T30">Même si nous n’avons pas utiliser ceci pour le moment, il est important de noter que, lors son lancement, un script associé à un évènement se voit placer, par le soin de Git, certaines informations en entrée. Illustrons ceci à l’aide d’un script Python que nous allons associé à l’évènement </text:span><text:span text:style-name="code_5f_par"><text:span text:style-name="T30">pre-receive</text:span></text:span><text:span text:style-name="T30">, puis déployer dans le dépôt « serveur ». Commençons par le contenu du script :</text:span></text:p>
      <text:p text:style-name="P47">#!/usr/bin/env python</text:p>
      <text:p text:style-name="P47"/>
      <text:p text:style-name="P47">import sys</text:p>
      <text:p text:style-name="P47">import fileinput</text:p>
      <text:p text:style-name="P47"/>
      <text:p text:style-name="P47">print("Howdy, Captain Hook!")</text:p>
      <text:p text:style-name="P47">for line in fileinput.input():</text:p>
      <text:p text:style-name="P47"><text:s/>print "pre-receive: <text:span text:style-name="T33">Ajout de la revision</text:span> %s" % line</text:p>
      <text:p text:style-name="P47"/>
      <text:p text:style-name="P47">print("Nop, not good enough, sorry!")</text:p>
      <text:p text:style-name="P47">sys.exit(1)</text:p>
      <text:p text:style-name="P31">Testons maintenant notre nouveau script :</text:p>
      <text:p text:style-name="P42"><text:span text:style-name="T31">$</text:span> git push upstream master</text:p>
      <text:p text:style-name="P42">range:bc006eb07a865fb2d6f6c6f32f8c3e76eff881b5..6974116cdd5c64e9ec6677bbb757c7d138aee312</text:p>
      <text:p text:style-name="P42">Énumération des objets: 4, fait.</text:p>
      <text:p text:style-name="P42">Décompte des objets: 100% (4/4), fait.</text:p>
      <text:p text:style-name="P42">Compression par delta en utilisant jusqu'à 8 fils d'exécution</text:p>
      <text:p text:style-name="P42">Compression des objets: 100% (2/2), fait.</text:p>
      <text:p text:style-name="P42">Écriture des objets: 100% (3/3), 308 bytes | 308.00 KiB/s, fait.</text:p>
      <text:p text:style-name="P42">Total 3 (delta 0), réutilisés 0 (delta 0)</text:p>
      <text:p text:style-name="P42"><text:span text:style-name="code_5f_em">remote: Howdy, Captain Hook!</text:span></text:p>
      <text:p text:style-name="P66"><text:span text:style-name="code_5f_em">remote: pre-receive: </text:span><text:span text:style-name="code_5f_em"><text:span text:style-name="T33">Ajout de la revision</text:span></text:span><text:span text:style-name="code_5f_em"> bc006eb07a865fb2d6f6c6f32f8c3e76eff881b5 6974116cdd5c64e9ec6677bbb757c7d138aee312 refs/heads/master</text:span></text:p>
      <text:p text:style-name="P42"><text:span text:style-name="code_5f_em">remote: </text:span></text:p>
      <text:p text:style-name="P42"><text:span text:style-name="code_5f_em">remote: Nop, not good enough, sorry!</text:span></text:p>
      <text:p text:style-name="P42">To /tmp/depot-distant.git/</text:p>
      <text:p text:style-name="P42"><text:s/>! [remote rejected] master -&gt; master (pre-receive hook declined)</text:p>
      <text:h text:style-name="Heading_20_2" text:outline-level="2"><text:span text:style-name="T32">5.3 Mise à jour du dépôt (« </text:span>Update »<text:span text:style-name="T32">)</text:span></text:h>
      <text:p text:style-name="P63">Assumant que les changements transmis aux dépôts passent le contrôle associé à l’évènement <text:span text:style-name="italic">« pre-receive »</text:span>, le prochain <text:span text:style-name="italic">« git hook »</text:span> exécuté est celui associé à l’évènement <text:span text:style-name="italic">« update »</text:span>. Attention, une grande différence avec le précédent évènement est que, dans le cas de <text:span text:style-name="italic">« update »</text:span>, le script est invoqué plusieurs fois. En effet, il est exécuté, séparément, pour chacune des révisions. Ainsi, si un utilisateur décide de publier trois différentes branches, l’évènement <text:span text:style-name="italic">« update »</text:span> aura lieu trois fois, et le script associé sera exécuté, de manière isolée, une fois pour chacune des branches.</text:p>
      <text:p text:style-name="P63">Autre différence avec l’évènement « pre-receive », ce script ne récupère pas les données par l’intermédiaire de l’entrée standard. Il reçoit à la place trois arguments d’entrées :</text:p>
      <text:p text:style-name="P63">– le nom de la révision associé à cette occurrence de l’évènement « update » ;</text:p>
      <text:p text:style-name="P63">– l’ancien nom d’objet enregistré dans la révision ;</text:p>
      <text:p text:style-name="P63">– le nouveau nom d’objet enregistré dans la référence.</text:p>
      <text:p text:style-name="P63">Au final, il s’agit, en essence, des mêmes informations que celle transmise à l’évènement « pre-receive », mais la granularité plus finie ici permet d’accepter certaines révisions et d’en rejeter d’autres.</text:p>
      <text:p text:style-name="Normal"/>
      <text:p text:style-name="Normal">#!/usr/bin/env python</text:p>
      <text:p text:style-name="Normal">import sys</text:p>
      <text:p text:style-name="Normal"/>
      <text:p text:style-name="Normal">branch = sys.argv[1]</text:p>
      <text:p text:style-name="Normal">old_commit = sys.argv[2]</text:p>
      <text:p text:style-name="Normal">new_commit = sys.argv[3]</text:p>
      <text:p text:style-name="Normal"/>
      <text:p text:style-name="Normal">print "Moving '%s' from %s to %s" % (branch, old_commit, new_commit)</text:p>
      <text:p text:style-name="Normal"/>
      <text:p text:style-name="Normal"># Abort pushing only this branch</text:p>
      <text:p text:style-name="Normal"># sys.exit(1)</text:p>
      <text:p text:style-name="Normal"><text:soft-page-break/>The above update hook simply outputs the branch and the old/new commit hashes. When pushing more than one branch to the remote repository, you’ll see the print statement execute for each branch.</text:p>
      <text:p text:style-name="Normal"/>
      <text:p text:style-name="Normal">Post-Receive</text:p>
      <text:p text:style-name="Normal">The post-receive hook gets called after a successful push operation, making it a good place to perform notifications. For many workflows, this is a better place to trigger notifications than post-commit because the changes are available on a public server instead of residing only on the user’s local machine. Emailing other developers and triggering a continuous integration system are common use cases for post-receive.</text:p>
      <text:p text:style-name="Normal"/>
      <text:p text:style-name="Normal">The script takes no parameters, but is sent the same information as pre-receive via standard input.</text:p>
      <text:p text:style-name="Normal"/>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officeooo:rsid="001f6a70"/>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Normal">
      <style:text-properties officeooo:rsid="00451afb"/>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title>Diamond_editions</dc:title>
    <meta:creation-date>2019-06-04T13:49:08.609614350</meta:creation-date>
    <dc:language>fr-FR</dc:language>
    <meta:editing-cycles>53</meta:editing-cycles>
    <meta:editing-duration>PT4H46M6S</meta:editing-duration>
    <dc:date>2019-06-15T14:02:04.159565655</dc:date>
    <meta:document-statistic meta:table-count="0" meta:image-count="0" meta:object-count="0" meta:page-count="11" meta:paragraph-count="384" meta:word-count="5162" meta:character-count="32060" meta:non-whitespace-character-count="26914"/>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